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padding="0in" fo:border="none"/>
    </style:style>
    <style:style style:name="P2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</style:style>
    <style:style style:name="P3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140. Stone Game II</text:h>
      <text:p text:style-name="P1">typedef std::vector&lt;int&gt; vi;</text:p>
      <text:p text:style-name="P1">typedef std::vector&lt;vi&gt; vvi;</text:p>
      <text:p text:style-name="P1">typedef std::vector&lt;vvi&gt; vvvi;</text:p>
      <text:p text:style-name="P1">class Solution {</text:p>
      <text:p text:style-name="P1"><text:s text:c="4"/>public:</text:p>
      <text:p text:style-name="P1"><text:s text:c="8"/>int stoneGameII(std::vector&lt;int&gt;&amp; piles) {</text:p>
      <text:p text:style-name="P1"><text:s text:c="12"/>int n=piles.size();</text:p>
      <text:p text:style-name="P1"/>
      <text:p text:style-name="P1"><text:s text:c="12"/>vi suffix_sum(n,0);</text:p>
      <text:p text:style-name="P1"/>
      <text:p text:style-name="P3"><text:s text:c="12"/>// Calculate suffix sums</text:p>
      <text:p text:style-name="P3"><text:s text:c="12"/>suffix_sum[n-1]=piles[n-1];</text:p>
      <text:p text:style-name="P3"><text:s text:c="12"/>for (int i=n-2;i&gt;=0;--i) {</text:p>
      <text:p text:style-name="P3"><text:s text:c="16"/>suffix_sum[i]=suffix_sum[i+1]+piles[i];</text:p>
      <text:p text:style-name="P3"><text:s text:c="12"/>}</text:p>
      <text:p text:style-name="P1"/>
      <text:p text:style-name="P2"><text:s text:c="12"/>vvi memo(n+1,vi(n+1,-1));</text:p>
      <text:p text:style-name="P2"/>
      <text:p text:style-name="P2"><text:s text:c="12"/>auto solve=[&amp;](int i,int M,auto&amp; self)-&gt;int{</text:p>
      <text:p text:style-name="P2"><text:s text:c="16"/>if(i&gt;=n) return 0;</text:p>
      <text:p text:style-name="P2"/>
      <text:p text:style-name="P2"><text:s text:c="16"/>if(memo[i][M]!=-1) return memo[i][M];</text:p>
      <text:p text:style-name="P2"/>
      <text:p text:style-name="P2"><text:s text:c="16"/>int ans=INT_MIN;</text:p>
      <text:p text:style-name="P2"/>
      <text:p text:style-name="P2"><text:s text:c="16"/>int prefix_sum=0;</text:p>
      <text:p text:style-name="P2"><text:s text:c="16"/>for(int X=1;X&lt;=std::min(2*M,n-i);++X){</text:p>
      <text:p text:style-name="P2"><text:s text:c="20"/>ans=std::max(ans,<text:span text:style-name="T1">suffix_sum[i]-self(i+X,std::max(X,M)</text:span>,self));</text:p>
      <text:p text:style-name="P2"><text:s text:c="16"/>}</text:p>
      <text:p text:style-name="P2"><text:s text:c="16"/>return memo[i][M]=ans;</text:p>
      <text:p text:style-name="P2"><text:s text:c="12"/>};</text:p>
      <text:p text:style-name="P1"/>
      <text:p text:style-name="P1"><text:s text:c="11"/></text:p>
      <text:p text:style-name="P1"><text:s text:c="12"/>int sum=accumulate(piles.begin(), piles.end(), 0);</text:p>
      <text:p text:style-name="P1"><text:s text:c="12"/>return solve(0,1,solve);</text:p>
      <text:p text:style-name="P1"><text:s text:c="8"/>}</text:p>
      <text:p text:style-name="P1"><text:s text:c="4"/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13:53.213021418</meta:creation-date>
    <dc:date>2024-08-22T12:04:31.793601608</dc:date>
    <meta:editing-duration>PT5M2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70" meta:character-count="1000" meta:non-whitespace-character-count="645"/>
  </office:meta>
</office:document-meta>
</file>